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標楷體" svg:font-family="標楷體" style:font-family-generic="script" style:font-pitch="fixed"/>
    <style:font-face style:name="Liberation Serif" svg:font-family="'Liberation Serif'" style:font-family-generic="roman" style:font-pitch="variable"/>
    <style:font-face style:name="Segoe Script" svg:font-family="'Segoe Script'"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list-style-name="L1">
      <style:text-properties style:font-name-asian="標楷體"/>
    </style:style>
    <style:style style:name="P2" style:family="paragraph" style:parent-style-name="Standard" style:list-style-name="L1"/>
    <style:style style:name="P3" style:family="paragraph" style:parent-style-name="Standard">
      <style:paragraph-properties fo:margin-left="1.482cm" fo:margin-right="0cm" fo:text-indent="0cm" style:auto-text-indent="false"/>
      <style:text-properties style:font-name-asian="標楷體"/>
    </style:style>
    <style:style style:name="T1" style:family="text">
      <style:text-properties style:font-name="Segoe Script"/>
    </style:style>
    <style:style style:name="T2" style:family="text">
      <style:text-properties style:font-name="Segoe Script" officeooo:rsid="001d6625"/>
    </style:style>
    <style:style style:name="T3" style:family="text">
      <style:text-properties style:font-name="Segoe Script" style:font-name-asian="標楷體"/>
    </style:style>
    <style:style style:name="T4" style:family="text">
      <style:text-properties style:font-name="Segoe Script"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0488241" text:style-name="L1">
        <text:list-item>
          <text:p text:style-name="P1">每個<text:span text:style-name="T1">SDGs</text:span>項目都有詳細內容，以<text:span text:style-name="T1">SDG13氣候行動(</text:span><text:span text:style-name="T2">Climate Action</text:span><text:span text:style-name="T1">)為例：</text:span></text:p>
        </text:list-item>
        <text:list-item>
          <text:p text:style-name="P2"><text:span text:style-name="T3">氣候行動-採取緊急措施以因應氣候變遷及其影響</text:span></text:p>
        </text:list-item>
      </text:list>
      <text:p text:style-name="P3"><text:span text:style-name="T1">13.1-強化所有國家對天災與氣候有關風險的災後復原能力與調適適應能力。</text:span></text:p>
      <text:p text:style-name="P3"><text:span text:style-name="T1">13.2-將氣候變遷措施納入國家政策、策略與規劃之中。</text:span></text:p>
      <text:p text:style-name="P3"><text:span text:style-name="T1">13.3-在氣候變遷的減險、適應、影響減少與早期預警上，改善教育，提升意識，增進人與機構的能力。</text:span></text:p>
      <text:p text:style-name="P3"><text:span text:style-name="T1">13.A-在西元2020年以前，落實UNFCCC已開發國家簽約國的承諾，目標是每年從各個來源募得美元1千億，以有意義的減災與透明方式解決開發中國家的需求，並盡快讓綠色氣候基金透過資本化而全盤進入運作。</text:span></text:p>
      <text:p text:style-name="P3"><text:span text:style-name="T1">13.B-提昇開發度最低國家中的有關機制，以提高能力而進行有效的氣候變遷規劃與管理，包括將焦點放在婦女、年輕人、地方社區與邊緣化社區。</text:span></text:p>
      <text:list xml:id="list104533270934877" text:continue-numbering="true" text:style-name="L1">
        <text:list-item>
          <text:p text:style-name="P1"><text:span text:style-name="T1">後面為數字的是</text:span><text:span text:style-name="T4">詳細內容</text:span></text:p>
        </text:list-item>
        <text:list-item>
          <text:p text:style-name="P1"><text:span text:style-name="T1">後面為英文字母的是</text:span><text:span text:style-name="T4">實施方法</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標楷體" svg:font-family="標楷體" style:font-family-generic="script" style:font-pitch="fixed"/>
    <style:font-face style:name="Liberation Serif" svg:font-family="'Liberation Serif'" style:font-family-generic="roman" style:font-pitch="variable"/>
    <style:font-face style:name="Segoe Script" svg:font-family="'Segoe Script'"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 style:font-size-asian="10.5pt" style:language-asian="zh" style:country-asian="TW"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9T10:36:31.439000000</meta:creation-date>
    <dc:date>2022-10-29T10:44:44.866000000</dc:date>
    <meta:editing-duration>PT8M14S</meta:editing-duration>
    <meta:editing-cycles>2</meta:editing-cycles>
    <meta:generator>LibreOffice/7.1.6.2$Windows_X86_64 LibreOffice_project/0e133318fcee89abacd6a7d077e292f1145735c3</meta:generator>
    <meta:document-statistic meta:table-count="0" meta:image-count="0" meta:object-count="0" meta:page-count="1" meta:paragraph-count="9" meta:word-count="323" meta:character-count="372" meta:non-whitespace-character-count="371"/>
  </office:meta>
</office:document-meta>
</file>